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a1467e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a1467e" draw:marker-start-width="0.517cm" draw:marker-end-width="0.517cm" draw:fill="solid" draw:fill-color="#ffffff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212cm" svg:stroke-color="#a1467e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497cm" fo:min-width="0.583cm"/>
    </style:style>
    <style:style style:name="gr5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334cm" fo:min-width="1.095cm"/>
    </style:style>
    <style:style style:name="gr6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3.483cm" fo:min-width="2.026cm"/>
    </style:style>
    <style:style style:name="gr7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3.95cm" fo:min-width="0cm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min-height="16.844cm" fo:min-width="11.494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="solid" draw:fill-color="#808080" draw:textarea-horizontal-align="justify" draw:textarea-vertical-align="middle" draw:auto-grow-height="false" fo:min-height="0.38cm" fo:min-width="7.482cm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7cm" fo:min-width="4.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7cm" fo:min-width="3.4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7cm" fo:min-width="7.275cm"/>
      <style:paragraph-properties style:writing-mode="lr-tb"/>
    </style:style>
    <style:style style:name="gr13" style:family="graphic" style:parent-style-name="standard">
      <style:graphic-properties draw:stroke="none" draw:fill="none" fo:min-height="1.78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acb20c" draw:textarea-horizontal-align="justify" draw:textarea-vertical-align="middle" draw:auto-grow-height="false" fo:min-height="0.26cm" fo:min-width="0.01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7cm" fo:min-width="2.813cm"/>
      <style:paragraph-properties style:writing-mode="lr-tb"/>
    </style:style>
    <style:style style:name="gr16" style:family="graphic" style:parent-style-name="standard">
      <style:graphic-properties draw:stroke="none" draw:fill-color="#a1467e" draw:textarea-horizontal-align="justify" draw:textarea-vertical-align="middle" draw:auto-grow-height="false" fo:min-height="0.393cm" fo:min-width="0.142cm"/>
    </style:style>
    <style:style style:name="gr17" style:family="graphic" style:parent-style-name="standard">
      <style:graphic-properties draw:stroke="none" draw:fill-color="#a1467e" draw:textarea-horizontal-align="justify" draw:textarea-vertical-align="middle" draw:auto-grow-height="false" fo:min-height="0.792cm" fo:min-width="0.408cm"/>
    </style:style>
    <style:style style:name="gr18" style:family="graphic" style:parent-style-name="standard">
      <style:graphic-properties draw:stroke="none" draw:fill-color="#a1467e" draw:textarea-horizontal-align="justify" draw:textarea-vertical-align="middle" draw:auto-grow-height="false" fo:min-height="0cm" fo:min-width="0.6cm"/>
    </style:style>
    <style:style style:name="gr19" style:family="graphic" style:parent-style-name="objectwithoutfill">
      <style:graphic-properties svg:stroke-width="0.106cm" svg:stroke-color="#000000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7cm" fo:min-width="6.89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afd095"/>
      <style:paragraph-properties fo:text-align="center"/>
    </style:style>
    <style:style style:name="P4" style:family="paragraph">
      <loext:graphic-properties draw:fill="solid" draw:fill-color="#3faf46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Sans Demi Cond" fo:font-size="36pt" fo:font-weight="bold"/>
    </style:style>
    <style:style style:name="P8" style:family="paragraph">
      <loext:graphic-properties draw:fill="none" draw:fill-color="#ffffff"/>
      <style:paragraph-properties style:writing-mode="lr-tb"/>
      <style:text-properties style:font-name="Latin Modern Sans Demi Cond" fo:font-size="36pt" fo:font-weight="bold" style:font-weight-asian="bold" style:font-weight-complex="bold"/>
    </style:style>
    <style:style style:name="P9" style:family="paragraph">
      <loext:graphic-properties draw:fill="none"/>
      <style:paragraph-properties style:writing-mode="lr-tb"/>
      <style:text-properties style:font-name="Latin Modern Sans Demi Cond" fo:font-size="36pt"/>
    </style:style>
    <style:style style:name="P10" style:family="paragraph">
      <loext:graphic-properties draw:fill-color="#acb20c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text-position="33% 58%" style:font-name="Latin Modern Sans Demi Cond" fo:font-size="36pt" fo:font-weight="bold"/>
    </style:style>
    <style:style style:name="P12" style:family="paragraph">
      <loext:graphic-properties draw:fill-color="#a1467e"/>
      <style:paragraph-properties fo:text-align="center"/>
    </style:style>
    <style:style style:name="T1" style:family="text">
      <style:text-properties style:font-name="Latin Modern Sans Demi Cond" fo:font-size="36pt" fo:font-weight="bold"/>
    </style:style>
    <style:style style:name="T2" style:family="text">
      <style:text-properties style:font-name="Latin Modern Sans Demi Cond" fo:font-size="36pt" fo:font-weight="bold" style:font-weight-asian="bold" style:font-weight-complex="bold"/>
    </style:style>
    <style:style style:name="T3" style:family="text">
      <style:text-properties style:text-position="33% 58%" style:font-name="Latin Modern Sans Demi Cond" fo:font-size="36pt" fo:font-weight="bold"/>
    </style:style>
    <style:style style:name="T4" style:family="text">
      <style:text-properties style:text-position="0% 100%" style:font-name="Latin Modern Sans Demi Cond" fo:font-size="3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12.299cm" svg:height="3.599cm" svg:x="13.8cm" svg:y="4.3cm" svg:viewBox="0 0 12300 3600" draw:points="0,0 7517,0 7517,3600 12300,3600">
          <text:p/>
        </draw:polyline>
        <draw:g>
          <draw:line draw:style-name="gr2" draw:text-style-name="P2" draw:layer="layout" svg:x1="13.8cm" svg:y1="3.9cm" svg:x2="26.2cm" svg:y2="3.9cm">
            <text:p/>
          </draw:line>
        </draw:g>
        <draw:polyline draw:style-name="gr3" draw:text-style-name="P1" draw:layer="layout" svg:width="7.899cm" svg:height="2.399cm" draw:transform="rotate (-1.5707963267949) translate (9.2cm 4.4cm)" svg:viewBox="0 0 7900 2400" draw:points="0,0 7257,0 7900,0 7900,2400">
          <text:p/>
        </draw:polyline>
        <draw:g>
          <draw:g>
            <draw:custom-shape draw:style-name="gr4" draw:text-style-name="P3" draw:layer="layout" svg:width="1.083cm" svg:height="0.747cm" svg:x="2.4cm" svg:y="13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255cm" svg:height="2.24cm" svg:x="3.122cm" svg:y="12.8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4" draw:layer="layout" svg:width="2.526cm" svg:height="3.733cm" svg:x="4.295cm" svg:y="12.0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271cm" svg:height="4.2cm" svg:x="6.64cm" svg:y="1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8" draw:text-style-name="P5" draw:layer="layout" svg:width="12.1cm" svg:height="17.2cm" svg:x="1.7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8cm" svg:height="0.648cm" svg:x="5.9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2cm" svg:height="2.037cm" draw:transform="rotate (1.5707963267949) translate (1.9cm 9.22cm)">
          <draw:text-box>
            <text:p><text:span text:style-name="T1">20 LEDs</text:span></text:p>
          </draw:text-box>
        </draw:frame>
        <draw:frame draw:style-name="gr11" draw:text-style-name="P7" draw:layer="layout" svg:width="3.986cm" svg:height="2.037cm" svg:x="7.9cm" svg:y="1.563cm">
          <draw:text-box>
            <text:p><text:span text:style-name="T1">Bundle</text:span></text:p>
          </draw:text-box>
        </draw:frame>
        <draw:frame draw:style-name="gr12" draw:text-style-name="P8" draw:layer="layout" svg:width="7.775cm" svg:height="2.037cm" svg:x="2.225cm" svg:y="16.563cm">
          <draw:text-box>
            <text:p><text:span text:style-name="T2">Reference OM</text:span></text:p>
          </draw:text-box>
        </draw:frame>
        <draw:frame draw:style-name="gr13" draw:text-style-name="P9" draw:layer="layout" svg:width="7.4cm" svg:height="2.037cm" svg:x="16.5cm" svg:y="1.563cm">
          <draw:text-box>
            <text:p><text:span text:style-name="T1">Optical fibers</text:span></text:p>
          </draw:text-box>
        </draw:frame>
        <draw:g>
          <draw:custom-shape draw:style-name="gr14" draw:text-style-name="P10" draw:layer="layout" svg:width="0.768cm" svg:height="0.768cm" svg:x="7.932cm" svg:y="13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1" draw:layer="layout" svg:width="3.313cm" svg:height="2.037cm" svg:x="9cm" svg:y="12.763cm">
            <draw:text-box>
              <text:p><text:span text:style-name="T3">241</text:span><text:span text:style-name="T4">Am</text:span></text:p>
            </draw:text-box>
          </draw:frame>
        </draw:g>
        <draw:g>
          <draw:g>
            <draw:g>
              <draw:custom-shape draw:style-name="gr16" draw:text-style-name="P12" draw:layer="layout" svg:width="0.908cm" svg:height="0.907cm" draw:transform="rotate (-1.5707963267949) translate (6.257cm 8.8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2" draw:layer="layout" svg:width="0.908cm" svg:height="1.042cm" draw:transform="rotate (-1.5707963267949) translate (5.849cm 8.89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137cm" draw:transform="rotate (-1.5707963267949) translate (4.807cm 8.8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9" draw:text-style-name="P1" draw:layer="layout" svg:x1="4.67cm" svg:y1="9.135cm" svg:x2="3.9cm" svg:y2="9.135cm">
              <text:p/>
            </draw:line>
            <draw:line draw:style-name="gr19" draw:text-style-name="P1" draw:layer="layout" svg:x1="4.67cm" svg:y1="9.565cm" svg:x2="4.081cm" svg:y2="9.565cm">
              <text:p/>
            </draw:line>
          </draw:g>
          <draw:g>
            <draw:g>
              <draw:custom-shape draw:style-name="gr16" draw:text-style-name="P12" draw:layer="layout" svg:width="0.908cm" svg:height="0.907cm" draw:transform="rotate (-1.5707963267949) translate (6.257cm 7.5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2" draw:layer="layout" svg:width="0.908cm" svg:height="1.042cm" draw:transform="rotate (-1.5707963267949) translate (5.849cm 7.59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137cm" draw:transform="rotate (-1.5707963267949) translate (4.807cm 7.5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9" draw:text-style-name="P1" draw:layer="layout" svg:x1="4.67cm" svg:y1="7.835cm" svg:x2="3.9cm" svg:y2="7.835cm">
              <text:p/>
            </draw:line>
            <draw:line draw:style-name="gr19" draw:text-style-name="P1" draw:layer="layout" svg:x1="4.67cm" svg:y1="8.265cm" svg:x2="4.081cm" svg:y2="8.265cm">
              <text:p/>
            </draw:line>
          </draw:g>
          <draw:g>
            <draw:g>
              <draw:custom-shape draw:style-name="gr16" draw:text-style-name="P12" draw:layer="layout" svg:width="0.908cm" svg:height="0.907cm" draw:transform="rotate (-1.5707963267949) translate (6.257cm 6.2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2" draw:layer="layout" svg:width="0.908cm" svg:height="1.042cm" draw:transform="rotate (-1.5707963267949) translate (5.849cm 6.29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137cm" draw:transform="rotate (-1.5707963267949) translate (4.807cm 6.2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9" draw:text-style-name="P1" draw:layer="layout" svg:x1="4.67cm" svg:y1="6.535cm" svg:x2="3.9cm" svg:y2="6.535cm">
              <text:p/>
            </draw:line>
            <draw:line draw:style-name="gr19" draw:text-style-name="P1" draw:layer="layout" svg:x1="4.67cm" svg:y1="6.965cm" svg:x2="4.081cm" svg:y2="6.965cm">
              <text:p/>
            </draw:line>
          </draw:g>
          <draw:g>
            <draw:g>
              <draw:custom-shape draw:style-name="gr16" draw:text-style-name="P12" draw:layer="layout" svg:width="0.908cm" svg:height="0.907cm" draw:transform="rotate (-1.5707963267949) translate (6.257cm 4.9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2" draw:layer="layout" svg:width="0.908cm" svg:height="1.042cm" draw:transform="rotate (-1.5707963267949) translate (5.849cm 4.99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137cm" draw:transform="rotate (-1.5707963267949) translate (4.807cm 4.9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9" draw:text-style-name="P1" draw:layer="layout" svg:x1="4.67cm" svg:y1="5.235cm" svg:x2="3.9cm" svg:y2="5.235cm">
              <text:p/>
            </draw:line>
            <draw:line draw:style-name="gr19" draw:text-style-name="P1" draw:layer="layout" svg:x1="4.67cm" svg:y1="5.665cm" svg:x2="4.081cm" svg:y2="5.665cm">
              <text:p/>
            </draw:line>
          </draw:g>
          <draw:g>
            <draw:g>
              <draw:custom-shape draw:style-name="gr16" draw:text-style-name="P12" draw:layer="layout" svg:width="0.908cm" svg:height="0.907cm" draw:transform="rotate (-1.5707963267949) translate (6.257cm 3.69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7" draw:text-style-name="P12" draw:layer="layout" svg:width="0.908cm" svg:height="1.042cm" draw:transform="rotate (-1.5707963267949) translate (5.849cm 3.69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12" draw:layer="layout" svg:width="1.1cm" svg:height="0.137cm" draw:transform="rotate (-1.5707963267949) translate (4.807cm 3.6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9" draw:text-style-name="P1" draw:layer="layout" svg:x1="4.67cm" svg:y1="3.935cm" svg:x2="3.9cm" svg:y2="3.935cm">
              <text:p/>
            </draw:line>
            <draw:line draw:style-name="gr19" draw:text-style-name="P1" draw:layer="layout" svg:x1="4.67cm" svg:y1="4.365cm" svg:x2="4.081cm" svg:y2="4.365cm">
              <text:p/>
            </draw:line>
          </draw:g>
        </draw:g>
        <draw:g>
          <draw:g>
            <draw:custom-shape draw:style-name="gr4" draw:text-style-name="P3" draw:layer="layout" svg:width="1.083cm" svg:height="0.747cm" svg:x="23.8cm" svg:y="4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255cm" svg:height="2.24cm" svg:x="24.522cm" svg:y="4.2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4" draw:layer="layout" svg:width="2.526cm" svg:height="3.733cm" svg:x="25.695cm" svg:y="3.4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271cm" svg:height="4.2cm" svg:x="28.04cm" svg:y="3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4" draw:text-style-name="P3" draw:layer="layout" svg:width="1.083cm" svg:height="0.747cm" svg:x="23.8cm" svg:y="9.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2.255cm" svg:height="2.24cm" svg:x="24.522cm" svg:y="8.3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4" draw:layer="layout" svg:width="2.526cm" svg:height="3.733cm" svg:x="25.695cm" svg:y="7.5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0.271cm" svg:height="4.2cm" svg:x="28.04cm" svg:y="7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10" draw:text-style-name="P7" draw:layer="layout" svg:width="4.82cm" svg:height="2.037cm" draw:transform="rotate (1.5707963267949) translate (-0.337cm 12.92cm)">
          <draw:text-box>
            <text:p><text:span text:style-name="T1">LIS rack</text:span></text:p>
          </draw:text-box>
        </draw:frame>
        <draw:frame draw:style-name="gr20" draw:text-style-name="P7" draw:layer="layout" svg:width="7.398cm" svg:height="2.037cm" draw:transform="rotate (1.5707963267949) translate (27.964cm 11.02cm)">
          <draw:text-box>
            <text:p><text:span text:style-name="T1">Demonstrato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3-23T08:21:06.456632852</meta:creation-date>
    <dc:date>2020-10-13T10:43:19.304054526</dc:date>
    <meta:editing-duration>PT33M52S</meta:editing-duration>
    <meta:editing-cycles>10</meta:editing-cycles>
    <meta:generator>LibreOffice/7.0.2.2$Linux_X86_64 LibreOffice_project/00$Build-2</meta:generator>
    <meta:document-statistic meta:object-count="72"/>
  </office:meta>
</office:document-meta>
</file>